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475e" officeooo:paragraph-rsid="0017475e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6pt" fo:font-weight="normal" officeooo:rsid="0017475e" officeooo:paragraph-rsid="0017475e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B</text:p>
      <text:p text:style-name="P1"/>
      <text:p text:style-name="P1">Liste des minis projets choisis :</text:p>
      <text:p text:style-name="P1"/>
      <text:p text:style-name="P1"/>
      <text:p text:style-name="P1"/>
      <text:p text:style-name="P2">1/ Calculatrice</text:p>
      <text:p text:style-name="P2">2/Tic Tac Toe</text:p>
      <text:p text:style-name="P2">3/App Météo</text:p>
      <text:p text:style-name="P2">4/Question pour un champion</text:p>
      <text:p text:style-name="P2">5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9T17:20:07.112000000</meta:creation-date>
    <dc:date>2024-10-09T17:22:52.416000000</dc:date>
    <meta:editing-duration>PT2M46S</meta:editing-duration>
    <meta:editing-cycles>1</meta:editing-cycles>
    <meta:document-statistic meta:table-count="0" meta:image-count="0" meta:object-count="0" meta:page-count="1" meta:paragraph-count="7" meta:word-count="20" meta:character-count="109" meta:non-whitespace-character-count="96"/>
    <meta:generator>LibreOffice/7.2.2.2$Windows_X86_64 LibreOffice_project/02b2acce88a210515b4a5bb2e46cbfb63fe97d56</meta:generator>
  </office:meta>
</office:document-meta>
</file>